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language="de" fo:country="DE" officeooo:rsid="01f13341" officeooo:paragraph-rsid="01f13341"/>
    </style:style>
    <style:style style:name="P2" style:family="paragraph" style:parent-style-name="Project">
      <style:text-properties officeooo:paragraph-rsid="0245b61b"/>
    </style:style>
    <style:style style:name="P3" style:family="paragraph" style:parent-style-name="Title">
      <style:text-properties style:font-name="Linux Libertine O1" fo:font-size="18pt" fo:language="de" fo:country="DE" fo:font-weight="bold" officeooo:rsid="02790174" officeooo:paragraph-rsid="02790174" style:font-name-asian="Microsoft YaHei" style:font-size-asian="18pt" style:font-weight-asian="bold" style:font-name-complex="DejaVu Sans" style:font-size-complex="18pt" style:font-weight-complex="bold"/>
    </style:style>
    <style:style style:name="P4" style:family="paragraph" style:parent-style-name="Text_20_body">
      <style:text-properties style:font-name="Linux Libertine O" fo:font-size="10.5pt" officeooo:rsid="02790174" officeooo:paragraph-rsid="02790174"/>
    </style:style>
    <style:style style:name="P5" style:family="paragraph" style:parent-style-name="Text_20_body">
      <style:text-properties officeooo:rsid="02790174" officeooo:paragraph-rsid="02790174"/>
    </style:style>
    <style:style style:name="P6" style:family="paragraph" style:parent-style-name="Text_20_body">
      <style:text-properties officeooo:rsid="0279277a" officeooo:paragraph-rsid="0279277a"/>
    </style:style>
    <style:style style:name="P7" style:family="paragraph" style:parent-style-name="Text_20_body">
      <style:text-properties officeooo:rsid="027a9f6f" officeooo:paragraph-rsid="027a9f6f"/>
    </style:style>
    <style:style style:name="P8" style:family="paragraph" style:parent-style-name="Text_20_body">
      <style:text-properties officeooo:rsid="027a9f6f" officeooo:paragraph-rsid="027c1ba5"/>
    </style:style>
    <style:style style:name="P9" style:family="paragraph" style:parent-style-name="Text_20_body">
      <style:text-properties officeooo:rsid="027b4558" officeooo:paragraph-rsid="027b4558"/>
    </style:style>
    <style:style style:name="P10" style:family="paragraph" style:parent-style-name="Text_20_body">
      <style:text-properties officeooo:rsid="027c1ba5" officeooo:paragraph-rsid="027c1ba5"/>
    </style:style>
    <style:style style:name="P11" style:family="paragraph" style:parent-style-name="Text_20_body">
      <style:text-properties officeooo:rsid="027d2428" officeooo:paragraph-rsid="027d2428"/>
    </style:style>
    <style:style style:name="P12" style:family="paragraph" style:parent-style-name="Text_20_body">
      <style:text-properties officeooo:rsid="027e0261" officeooo:paragraph-rsid="027e0261"/>
    </style:style>
    <style:style style:name="P13" style:family="paragraph" style:parent-style-name="Heading_20_1">
      <style:text-properties officeooo:rsid="02790174" officeooo:paragraph-rsid="02790174"/>
    </style:style>
    <style:style style:name="P14" style:family="paragraph" style:parent-style-name="Heading_20_1">
      <style:text-properties officeooo:rsid="027a9f6f" officeooo:paragraph-rsid="027a9f6f"/>
    </style:style>
    <style:style style:name="P15" style:family="paragraph" style:parent-style-name="Heading_20_2">
      <style:text-properties officeooo:rsid="0279277a" officeooo:paragraph-rsid="0279277a"/>
    </style:style>
    <style:style style:name="P16" style:family="paragraph" style:parent-style-name="Heading_20_2">
      <style:text-properties officeooo:rsid="027b4558" officeooo:paragraph-rsid="027b4558"/>
    </style:style>
    <style:style style:name="P17" style:family="paragraph" style:parent-style-name="Heading_20_2">
      <style:text-properties officeooo:rsid="027c1ba5" officeooo:paragraph-rsid="027c1ba5"/>
    </style:style>
    <style:style style:name="P18" style:family="paragraph" style:parent-style-name="Heading_20_2">
      <style:text-properties officeooo:rsid="027e99d1" officeooo:paragraph-rsid="027e99d1"/>
    </style:style>
    <style:style style:name="P19" style:family="paragraph" style:parent-style-name="Heading_20_3">
      <style:text-properties officeooo:rsid="027d2428" officeooo:paragraph-rsid="027d2428"/>
    </style:style>
    <style:style style:name="P20" style:family="paragraph" style:parent-style-name="Heading_20_3">
      <style:text-properties officeooo:rsid="027c1ba5" officeooo:paragraph-rsid="027c1ba5"/>
    </style:style>
    <style:style style:name="P21" style:family="paragraph" style:parent-style-name="Heading_20_3">
      <style:text-properties officeooo:rsid="027f4b31" officeooo:paragraph-rsid="027f4b31"/>
    </style:style>
    <style:style style:name="P22" style:family="paragraph" style:parent-style-name="Heading_20_4">
      <style:text-properties officeooo:rsid="027e0261" officeooo:paragraph-rsid="027e0261"/>
    </style:style>
    <style:style style:name="P23" style:family="paragraph" style:parent-style-name="Heading_20_4">
      <style:text-properties officeooo:rsid="027f4b31" officeooo:paragraph-rsid="027f4b31"/>
    </style:style>
    <style:style style:name="P24" style:family="paragraph" style:parent-style-name="List_20_1_20_Cont.">
      <style:text-properties officeooo:rsid="02790174" officeooo:paragraph-rsid="02790174"/>
    </style:style>
    <style:style style:name="P25" style:family="paragraph" style:parent-style-name="List_20_1_20_Cont.">
      <style:text-properties officeooo:rsid="027f4b31" officeooo:paragraph-rsid="027f4b31"/>
    </style:style>
    <style:style style:name="P26" style:family="paragraph" style:parent-style-name="List_20_1_20_Cont." style:list-style-name="List_20_1">
      <style:text-properties officeooo:rsid="027f4b31" officeooo:paragraph-rsid="028391b9"/>
    </style:style>
    <style:style style:name="P27" style:family="paragraph" style:parent-style-name="List_20_1_20_Start">
      <style:text-properties officeooo:rsid="02790174" officeooo:paragraph-rsid="02790174"/>
    </style:style>
    <style:style style:name="P28" style:family="paragraph" style:parent-style-name="List_20_1_20_Start">
      <style:text-properties officeooo:rsid="027f4b31" officeooo:paragraph-rsid="027f4b31"/>
    </style:style>
    <style:style style:name="P29" style:family="paragraph" style:parent-style-name="Text_20_body">
      <style:text-properties style:font-name="Linux Libertine O" fo:font-size="10.5pt" officeooo:rsid="027d2428" officeooo:paragraph-rsid="027d2428"/>
    </style:style>
    <style:style style:name="P30" style:family="paragraph" style:parent-style-name="Text_20_body">
      <style:text-properties officeooo:rsid="027c1ba5" officeooo:paragraph-rsid="027c1ba5"/>
    </style:style>
    <style:style style:name="P31" style:family="paragraph" style:parent-style-name="Text_20_body">
      <style:text-properties officeooo:rsid="027f4b31" officeooo:paragraph-rsid="027f4b31"/>
    </style:style>
    <style:style style:name="P32" style:family="paragraph" style:parent-style-name="Text_20_body">
      <style:text-properties officeooo:rsid="027d2428" officeooo:paragraph-rsid="027d2428"/>
    </style:style>
    <style:style style:name="T1" style:family="text">
      <style:text-properties fo:language="de" fo:country="DE"/>
    </style:style>
    <style:style style:name="T2" style:family="text">
      <style:text-properties style:font-name="Linux Libertine O" fo:font-size="10.5pt"/>
    </style:style>
    <style:style style:name="T3" style:family="text">
      <style:text-properties style:font-name="Linux Libertine O" fo:font-size="10.5pt" fo:language="de" fo:country="DE" fo:font-weight="normal" officeooo:rsid="01f13341" style:font-name-asian="Microsoft YaHei" style:font-size-asian="18pt" style:font-weight-asian="bold" style:font-name-complex="DejaVu Sans" style:font-size-complex="18pt" style:font-weight-complex="bold"/>
    </style:style>
    <style:style style:name="T4" style:family="text">
      <style:text-properties style:font-name="Linux Libertine O" fo:font-size="10.5pt" fo:language="de" fo:country="DE" fo:font-style="italic" fo:font-weight="normal" officeooo:rsid="02790174" style:font-name-asian="Microsoft YaHei" style:font-size-asian="18pt" style:font-style-asian="italic" style:font-weight-asian="bold" style:font-name-complex="DejaVu Sans" style:font-size-complex="18pt" style:font-style-complex="italic" style:font-weight-complex="bold"/>
    </style:style>
    <style:style style:name="T5" style:family="text">
      <style:text-properties style:font-name="Linux Libertine O" fo:font-size="10.5pt" officeooo:rsid="027a9f6f"/>
    </style:style>
    <style:style style:name="T6" style:family="text">
      <style:text-properties style:font-name="Linux Libertine O" fo:font-size="10.5pt" officeooo:rsid="02807c9f"/>
    </style:style>
    <style:style style:name="T7" style:family="text">
      <style:text-properties style:font-name="Linux Libertine O" fo:font-size="10.5pt" officeooo:rsid="02819a0c"/>
    </style:style>
    <style:style style:name="T8" style:family="text">
      <style:text-properties style:font-name="Linux Libertine O" fo:font-size="10.5pt" officeooo:rsid="028391b9"/>
    </style:style>
    <style:style style:name="T9" style:family="text">
      <style:text-properties style:font-name="Linux Libertine O" fo:font-size="10.5pt" officeooo:rsid="028391b9" style:font-name-complex="DejaVu Sans1"/>
    </style:style>
    <style:style style:name="T10" style:family="text">
      <style:text-properties style:font-name="Linux Libertine O" fo:font-size="12.6000003814697pt" fo:font-weight="bold" style:font-name-asian="Microsoft YaHei" style:font-size-asian="14pt" style:font-weight-asian="bold" style:font-name-complex="DejaVu Sans" style:font-size-complex="14pt" style:font-weight-complex="bold"/>
    </style:style>
    <style:style style:name="T11" style:family="text">
      <style:text-properties officeooo:rsid="01f13341"/>
    </style:style>
    <style:style style:name="T12" style:family="text">
      <style:text-properties officeooo:rsid="0279277a"/>
    </style:style>
    <style:style style:name="T13" style:family="text">
      <style:text-properties officeooo:rsid="027a9f6f"/>
    </style:style>
    <style:style style:name="T14" style:family="text">
      <style:text-properties officeooo:rsid="027b4558"/>
    </style:style>
    <style:style style:name="T15" style:family="text">
      <style:text-properties officeooo:rsid="027c1ba5"/>
    </style:style>
    <style:style style:name="T16" style:family="text">
      <style:text-properties officeooo:rsid="02807c9f"/>
    </style:style>
    <style:style style:name="T17" style:family="text">
      <style:text-properties officeooo:rsid="028391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2"><text:span text:style-name="T1">Proje</text:span><text:span text:style-name="T3">k</text:span><text:span text:style-name="T1">t </text:span><text:span text:style-name="T4">BackSync</text:span></text:p>
      <text:p text:style-name="P3"><text:span text:style-name="T11">B</text:span>ackSync</text:p>
      <text:p text:style-name="P1">Dominik Wezel</text:p>
      <text:h text:style-name="P13" text:outline-level="1">Overview</text:h>
      <text:p text:style-name="P5">The BackSync project allows several Linux boxes to synchronize and backup via a central backstore, so that all of them can be used interchangingly.</text:p>
      <text:p text:style-name="P4">The BackSync project takes care about the following very different domains:</text:p>
      <text:list xml:id="list2726268824" text:style-name="List_20_1">
        <text:list-item>
          <text:p text:style-name="P27">System</text:p>
        </text:list-item>
        <text:list-item>
          <text:p text:style-name="P24">System configuration</text:p>
        </text:list-item>
        <text:list-item>
          <text:p text:style-name="P24">Shared data</text:p>
        </text:list-item>
        <text:list-item>
          <text:p text:style-name="List_20_1_20_End">Local data</text:p>
        </text:list-item>
      </text:list>
      <text:h text:style-name="P15" text:outline-level="2">Domains</text:h>
      <text:h text:style-name="Heading_20_3" text:outline-level="3">System</text:h>
      <text:p text:style-name="P5"><text:span text:style-name="T13">S</text:span>ystem <text:span text:style-name="T5">files should usually not be written to a backup. <text:s/>However, to reset a system to a stable state possibly two weeks back, system configuration resets could rely on different versions of the utilities, and in the light of a <text:s/>generational </text:span></text:p>
      <text:h text:style-name="Heading_20_3" text:outline-level="3">System Configuration</text:h>
      <text:p text:style-name="P5">The system configuration on the other hand needs not only to be backed up and restorable, but very often also synchronized between systems, but not all parts of it. <text:s/>So there needs to be a list of files that need to be synched between the machines, and a list of configurations to back up.</text:p>
      <text:h text:style-name="Heading_20_3" text:outline-level="3">Shared Data</text:h>
      <text:p text:style-name="P5">Shared data need to be only synchronized between the machines. <text:s/>This is enough to also make sure that these data are backed up.</text:p>
      <text:p text:style-name="P5">Shared data can be located in all parts of the system, from /etc to /<text:span text:style-name="T12">var/share to</text:span> /<text:span text:style-name="T12">home/user/…</text:span></text:p>
      <text:h text:style-name="Heading_20_3" text:outline-level="3">Local Data</text:h>
      <text:p text:style-name="P5">In contrast to shared data, local data need to be backed up only and cannot be synchronized <text:span text:style-name="T12">between the machines.</text:span></text:p>
      <text:h text:style-name="P15" text:outline-level="2">Modes</text:h>
      <text:p text:style-name="P6">BackSync is designed to be run when a laptop starts <text:span text:style-name="T2">[</text:span>to synchronize it with the central repository (“sync down”)], and before it shuts down <text:span text:style-name="T2">[</text:span>to backup work done <text:span text:style-name="T2">(</text:span>“back up”) and synchronize the central repository with it (“sync up”)].</text:p>
      <text:p text:style-name="P6">Another mode (“back down”) is used only when data are lost or have been changed in a way that needs to be fixed, and so need to be recovered from the central repository.</text:p>
      <text:h text:style-name="P15" text:outline-level="2">Generations</text:h>
      <text:p text:style-name="P6">BackSync keeps an incremental directory of syncs and backs identified with a time stamp. <text:s/>This makes it <text:soft-page-break/>possible to do multiple syncs and backs during a single day — e. g. it might be wise to do a back up / sync up before every <text:span text:style-name="T13">system upgrade. <text:s/>Every such snapshot taken is called a generation.</text:span></text:p>
      <text:p text:style-name="P7">Back downs allow to reset the sysem <text:span text:style-name="T2">to any generation available in the central repository. <text:s/>Selective back downs, called restores, are available, too. <text:s/>These lets a user choose exactly which file should be restored from which generation.</text:span></text:p>
      <text:h text:style-name="P16" text:outline-level="2">Scheduling</text:h>
      <text:p text:style-name="P9">BackSync should be scheduled on all member computers upon startup and shutdown. <text:s/>On startup, the system should be started with a delay of about 15 minutes, so that a<text:span text:style-name="T2">n administrator</text:span> has time enough to <text:span text:style-name="T15">cancel regular sync down and do a back down or restore instead. <text:s/>Similarly, BackSync should run on regular shutdowns only, so that an administrator, finding the system in a defective state, could shutdown the machine in emergency mode, thereby preventing regular synchronization, which could make things worse for the affected system, or even pollute the central repository.</text:span></text:p>
      <text:p text:style-name="P10">BackSync <text:span text:style-name="T2">can be invoked on the command line with an argument to cancel an upcoming sync, or to switch the system into and out of a special “emergency mode” in which all back and sync activities are disabled.</text:span></text:p>
      <text:h text:style-name="P14" text:outline-level="1">Design</text:h>
      <text:h text:style-name="P16" text:outline-level="2">The Recipe</text:h>
      <text:p text:style-name="P8">BackSync <text:span text:style-name="T14">keeps a list (called Recipe) of files in the entire system on each member laptop, and one on the central repository. <text:s/>Upon every start of BackSync, the recipe is updated to the most recent state; as the new recipe is being generated, its new entries are fed to the back and sync agents depending on their type, which will simultaneously start to synchronize and back up files.</text:span></text:p>
      <text:h text:style-name="P19" text:outline-level="3"><text:span text:style-name="T10">Local </text:span>Recipe</text:h>
      <text:p text:style-name="P11">The local recipe is a list of files, each of which has a time stamp and state. <text:s/>In order to pre<text:span text:style-name="T2">v</text:span>ent the redundancy of full paths, the recipe is a hierarchical structure. <text:s/>The number of precending slashes in a file name indicates <text:span text:style-name="T2">its nesting </text:span>level. <text:s/><text:span text:style-name="T2">Given a directory like /home, enumerating the files and directories contained in it will lead to names like //john, //lara, //admin in entries under /home.</text:span></text:p>
      <text:p text:style-name="P29">Note that the recipe cannot be sorted, because //john would represent a different file or directory if it were listed under /var instead of /home.</text:p>
      <text:h text:style-name="P22" text:outline-level="4">Translations</text:h>
      <text:p text:style-name="P12">A recipe can be translated to <text:span text:style-name="T2">a </text:span>list with full paths using <text:span text:style-name="Code">--export-recipe</text:span>; similarly, it can be imported in this form from another file using <text:span text:style-name="Code">--import-recipe</text:span>.</text:p>
      <text:h text:style-name="P19" text:outline-level="3">Central Recipe</text:h>
      <text:p text:style-name="P11">Central recipes add an outer level representing the member system to this hierarchy.</text:p>
      <text:p text:style-name="P11">…</text:p>
      <text:h text:style-name="P21" text:outline-level="3">State</text:h>
      <text:p text:style-name="P31">The state of an entry is a combination of the following information:</text:p>
      <text:list xml:id="list172338386219854" text:continue-numbering="true" text:style-name="List_20_1">
        <text:list-item>
          <text:p text:style-name="P28">Mode: Whether the file is a Sync or a Back entry.</text:p>
        </text:list-item>
        <text:list-item>
          <text:p text:style-name="P25">Diffability: Whether the file is diffable or not.</text:p>
        </text:list-item>
        <text:list-item>
          <text:p text:style-name="List_20_1_20_End">…</text:p>
        </text:list-item>
      </text:list>
      <text:h text:style-name="P23" text:outline-level="4"><text:soft-page-break/>Mode</text:h>
      <text:p text:style-name="P31">The <text:span text:style-name="T2">mode </text:span>of an entry can either be B(ack), S<text:span text:style-name="T2">(ync), </text:span><text:span text:style-name="T7">I(mmutable)</text:span><text:span text:style-name="T2">.</text:span></text:p>
      <text:p text:style-name="P31"><text:span text:style-name="T2">A Back-entry will be stored in the central repository under the current time stamp in the client root. <text:s/>A Sync-entry will be stored under the current time stamp in the sync root. <text:s/></text:span><text:span text:style-name="T7">Immutable entries are not backed up, but will be overriden in a DownSync; </text:span><text:span text:style-name="T8">this mode is interesting for critical configuration files which may be overridden by system updates, but should not.</text:span></text:p>
      <text:h text:style-name="P23" text:outline-level="4">Diffability</text:h>
      <text:p text:style-name="P31">The diffability of an entry can either be D(iffable) or O(paque).</text:p>
      <text:p text:style-name="P31">An opaque entry is stored with maximum compression as specified in the configuration. <text:s/><text:span text:style-name="T16">A diffable entry </text:span><text:span text:style-name="T6">may be stored as a patch, or as a plain file, while its predecessor is converted to a reverse patch.</text:span></text:p>
      <text:h text:style-name="P17" text:outline-level="2">Modes</text:h>
      <text:p text:style-name="P10">BackSync can be run in passive and active mode.</text:p>
      <text:h text:style-name="P20" text:outline-level="3">Passive Mode</text:h>
      <text:p text:style-name="P10">In passive mode, the central repository is just a storage medium. <text:s/>Each member <text:span text:style-name="T2">machine</text:span> connects to the storage and <text:span text:style-name="T2">works on it. <text:s/>There is a separation through file sharing to prevent that two machines write to the same files.</text:span></text:p>
      <text:p text:style-name="P11"><text:span text:style-name="T2">In passive mode, an external storage medium can be plugged in (e. g. via USB) as the central repository, or a remote repository can be accessed through SSH, FTP a. s. o.</text:span></text:p>
      <text:h text:style-name="P20" text:outline-level="3">Active Mode</text:h>
      <text:p text:style-name="P10">In active mode, a server (usually on its own machine) is the keeper of the recipe; member machines connect to the machine through TCP / IP and send their requests to back and sync along with their own recipe. <text:s/>The server process then sends down files and requests to send up files according to the recipe.</text:p>
      <text:h text:style-name="P18" text:outline-level="2">Repository</text:h>
      <text:p text:style-name="P31">The repository has the following obligations:</text:p>
      <text:list xml:id="list172337437267897" text:continue-numbering="true" text:style-name="List_20_1">
        <text:list-item>
          <text:p text:style-name="P28">To store, in the most compact form (compressed, patch format for text files), the Back-files, individually for each client, a separate version for each time stamp.</text:p>
        </text:list-item>
        <text:list-item>
          <text:p text:style-name="P26">To store, in the most compact form (compressed, patch format for text files), the Back-files, <text:span text:style-name="T9">under the sync root</text:span>, a separate version for each time stamp.</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style: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1701in" style:contextual-spacing="false" fo:text-align="center" style:justify-single-word="false" style:writing-mode="page"/>
      <style:text-properties style:font-name="Linux Libertine O" fo:font-family="'Linux Libertine O'" style:font-style-name="Regular" style:font-pitch="variable" fo:font-size="12pt" fo:font-style="normal" style:font-size-asian="14pt" style:font-style-asian="italic" style:font-size-complex="14pt" style:font-style-complex="italic" style:font-weight-complex="normal"/>
    </style:style>
    <style:style style:name="Project" style:family="paragraph" style:parent-style-name="Title">
      <style:paragraph-properties style:writing-mode="page"/>
      <style:text-properties style:font-name="Linux Libertine O" fo:font-family="'Linux Libertine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in" fo:margin-right="0in" fo:margin-top="0.2402in" fo:margin-bottom="0.0402in" style:contextual-spacing="false" fo:text-indent="0in"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in" fo:margin-bottom="0in" style:contextual-spacing="false"/>
    </style:style>
    <style:style style:name="List_20_1_20_Start" style:display-name="List 1 Start" style:family="paragraph" style:parent-style-name="List" style:next-style-name="List_20_1_20_Cont." style:list-style-name="List_20_1" style:class="list">
      <style:paragraph-properties fo:margin-top="0.0402in" fo:margin-bottom="0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Cont." style:display-name="List 1 Cont." style:family="paragraph" style:parent-style-name="List" style:list-style-name="List_20_1" style:class="list">
      <style:paragraph-properties fo:margin-top="0in" fo:margin-bottom="0in" style:contextual-spacing="false"/>
    </style:style>
    <style:style style:name="List_20_1_20_End" style:display-name="List 1 End" style:family="paragraph" style:parent-style-name="List" style:next-style-name="Text_20_body" style:list-style-name="List_20_1" style:class="list">
      <style:paragraph-properties fo:margin-top="0in" fo:margin-bottom="0.0799in" style:contextual-spacing="false"/>
    </style:style>
    <style:style style:name="Heading_20_2" style:display-name="Heading 2" style:family="paragraph" style:parent-style-name="Heading" style:next-style-name="Text_20_body" style:default-outline-level="2" style:class="text">
      <style:paragraph-properties fo:margin-left="0in" fo:margin-right="0in" fo:margin-top="0.1902in" fo:margin-bottom="0.0402in" style:contextual-spacing="false" fo:text-indent="0in" style:auto-text-indent="false" style:writing-mode="pag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402in" style:contextual-spacing="false" fo:text-indent="0in"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3in" fo:margin-right="0in" fo:margin-top="0.0402in" fo:margin-bottom="0in" style:contextual-spacing="false" fo:text-indent="-0.05in" style:auto-text-indent="false">
        <style:tab-stops/>
      </style:paragraph-properties>
    </style:style>
    <style:style style:name="Numbering_20_1" style:display-name="Numbering 1" style:family="paragraph" style:parent-style-name="List" style:list-style-name="Numbering_20_1" style:class="list">
      <style:paragraph-properties fo:margin-left="0.3in" fo:margin-right="0in" fo:margin-top="0in" fo:margin-bottom="0in" style:contextual-spacing="false" fo:text-indent="-0.05in" style:auto-text-indent="false">
        <style:tab-stops/>
      </style:paragraph-properties>
    </style:style>
    <style:style style:name="Numbering_20_1_20_Cont." style:display-name="Numbering 1 Cont." style:family="paragraph" style:parent-style-name="Numbering_20_1" style:class="list">
      <style:paragraph-properties fo:margin-left="0.3in" fo:margin-right="0in" fo:margin-top="0in" fo:margin-bottom="0in" style:contextual-spacing="false" fo:text-indent="-0.05in" style:auto-text-indent="false">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End" style:display-name="Numbering 1 End" style:family="paragraph" style:parent-style-name="Numbering_20_1" style:next-style-name="Text" style:class="list">
      <style:paragraph-properties fo:margin-left="0.3in" fo:margin-right="0in" fo:margin-top="0in" fo:margin-bottom="0.0402in" style:contextual-spacing="false" fo:text-indent="-0.05in" style:auto-text-indent="false">
        <style:tab-stops/>
      </style:paragraph-properties>
    </style:style>
    <style:style style:name="Table_20_Contents" style:display-name="Table Contents" style:family="paragraph" style:parent-style-name="Text_20_body" style:class="extra">
      <style:paragraph-properties text:number-lines="false" text:line-number="0" style:writing-mode="page"/>
      <style:text-properties fo:font-size="10.5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ext" style:class="extra">
      <style:paragraph-properties fo:text-align="center" style:justify-single-word="false" text:number-lines="false" text:line-number="0" style:writing-mode="page"/>
      <style:text-properties fo:font-size="10.5pt" fo:font-weight="bold" style:font-weight-asian="bold" style:font-weight-complex="normal"/>
    </style:style>
    <style:style style:name="List_20_2_20_Start" style:display-name="List 2 Start" style:family="paragraph" style:parent-style-name="List"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Seitenbemerkung" style:family="paragraph" style:parent-style-name="Text_20_body" style:next-style-name="Text_20_body">
      <style:paragraph-properties fo:margin-left="0.5902in" fo:margin-right="0.5902in" fo:text-indent="0in" style:auto-text-indent="false"/>
      <style:text-properties fo:font-size="10pt" fo:font-style="italic"/>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Reference" style:family="paragraph" style:parent-style-name="Text_20_body" style:default-outline-level="" style:list-style-name="References">
      <loext:graphic-properties draw:fill="none" draw:fill-color="#cfe7f5"/>
      <style:paragraph-properties fo:margin-left="0.3in" fo:margin-right="0in" fo:margin-top="0in" fo:margin-bottom="0in" style:contextual-spacing="false" fo:text-indent="-0.05in" style:auto-text-indent="false" fo:background-color="transparent">
        <style:tab-stops/>
      </style:paragraph-properties>
    </style:style>
    <style:style style:name="Bild" style:family="paragraph" style:parent-style-name="Caption">
      <style:text-properties fo:font-size="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5pt"/>
    </style:style>
    <style:style style:name="Footnote_20_Symbol" style:display-name="Footnote Symbol" style:family="text"/>
    <style:style style:name="Footnote_20_anchor" style:display-name="Footnote anchor" style:family="text">
      <style:text-properties style:text-position="super 58%"/>
    </style:style>
    <style:style style:name="SmallCaps" style:family="text">
      <style:text-properties fo:font-variant="small-caps" fo:font-size="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2in" fo:margin-left="0.1in"/>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2in" fo:margin-left="0.1in"/>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2in" fo:margin-left="0.1in"/>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2in" fo:margin-left="0.1in"/>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2in" fo:margin-left="0.1in"/>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2in" fo:margin-left="0.1in"/>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2in" fo:margin-left="0.1in"/>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2in" fo:margin-left="0.1in"/>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2in" fo:margin-left="0.1in"/>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2in" fo:margin-left="0.1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prefix="[" style:num-suffix="]" style:num-format="I">
        <style:list-level-properties text:list-level-position-and-space-mode="label-alignment" fo:text-align="end">
          <style:list-level-label-alignment text:label-followed-by="listtab" fo:text-indent="-0.05in" fo:margin-left="0.05in"/>
        </style:list-level-properties>
      </text:list-level-style-number>
      <text:list-level-style-number text:level="2" text:style-name="Numbering_20_Symbols" style:num-prefix="["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prefix="["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prefix="["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prefix="["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prefix="["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prefix="["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prefix="["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prefix="["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prefix="["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in" fo:margin-left="0.05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1in" fo:margin-left="0.05in"/>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1in" fo:margin-left="0.05in"/>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1in" fo:margin-left="0.05in"/>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1in" fo:margin-left="0.05in"/>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1in" fo:margin-left="0.05in"/>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1in" fo:margin-left="0.05in"/>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1in" fo:margin-left="0.05in"/>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1in" fo:margin-left="0.05in"/>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1in" fo:margin-left="0.05in"/>
        </style:list-level-properties>
      </text:list-level-style-number>
    </text:list-style>
    <text:list-style style:name="References">
      <text:list-level-style-number text:level="1" text:style-name="Numbering_20_Symbols" style:num-prefix="[" style:num-suffix="]" style:num-format="1">
        <style:list-level-properties text:list-level-position-and-space-mode="label-alignment" fo:text-align="end">
          <style:list-level-label-alignment text:label-followed-by="listtab" fo:text-indent="-0.0598in" fo:margin-left="0.3598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0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0.0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0.0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0.0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0.0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0.05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0.0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0.0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0.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ime-style style:name="N121">
      <number:hours number:style="long"/>
      <number:minutes number:style="long"/>
    </number:time-style>
    <number:time-style style:name="N10107" number:language="de" number:country="DE">
      <number:hours number:style="long"/>
      <number:minutes number:style="long"/>
    </number:time-style>
  </office:styles>
  <office:automatic-styles>
    <style:page-layout style:name="Mpm1">
      <style:page-layout-properties fo:page-width="8.2701in" fo:page-height="11.6902in" style:num-format="1" style:print-orientation="portrait" fo:margin-top="0.7874in" fo:margin-bottom="0.69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764in" fo:margin-left="0in" fo:margin-right="0in" fo:margin-top="0.2in" style:shadow="none"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file-name text:display="name">BackSync</text:file-name><text:tab/>Seite <text:page-number text:select-page="current">2</text:page-number> / <text:page-count>3</text:page-count><text:tab/><text:date style:data-style-name="N84" text:date-value="2015-12-26T19:48:31.000000080" text:fixed="true">2015-12-26</text:date>@<text:time style:data-style-name="N121" text:time-value="2015-12-26T19:49:04.990000035" text:fixed="true">1949</text:ti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k Wezel</meta:initial-creator>
    <meta:creation-date>2015-08-10T11:33:07</meta:creation-date>
    <dc:date>2021-07-04T17:23:36.919942642</dc:date>
    <meta:editing-duration>P5DT2H34M3S</meta:editing-duration>
    <meta:editing-cycles>148</meta:editing-cycles>
    <meta:generator>LibreOffice/7.0.6.2$Linux_X86_64 LibreOffice_project/00$Build-2</meta:generator>
    <meta:printed-by>Dominik Wezel</meta:printed-by>
    <meta:print-date>2015-09-02T17:34:38</meta:print-date>
    <meta:document-statistic meta:table-count="0" meta:image-count="0" meta:object-count="0" meta:page-count="3" meta:paragraph-count="63" meta:word-count="1111" meta:character-count="6378" meta:non-whitespace-character-count="5340"/>
  </office:meta>
</office:document-meta>
</file>